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25cm" svg:height="2.25cm" svg:x="1.375cm" svg:y="18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18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18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18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18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18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18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18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18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18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16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16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16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16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16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16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16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16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16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16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1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1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1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1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1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1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1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1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1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1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12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12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12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12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12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12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12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12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12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12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8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.875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3.875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5.875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7.875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9.875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1.875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3.875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5.875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7.875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5cm" svg:height="1.25cm" svg:x="19.875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95cm" svg:height="0.965cm" svg:x="23.368cm" svg:y="1.641cm">
          <draw:text-box>
            <text:p><text:span text:style-name="T1">Dia=12.5mm</text:span></text:p>
            <text:p><text:span text:style-name="T1">spacing=20mm</text:span></text:p>
            <text:p><text:span text:style-name="T1">10x10 mgri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ewis</meta:initial-creator>
    <meta:creation-date>2014-12-30T09:35:34</meta:creation-date>
    <meta:printed-by>Chris Lewis</meta:printed-by>
    <meta:print-date>2014-12-30T09:49:32</meta:print-date>
    <dc:date>2015-03-05T10:53:18</dc:date>
    <dc:creator>Chris Lewis</dc:creator>
    <meta:editing-duration>PT34M23S</meta:editing-duration>
    <meta:editing-cycles>6</meta:editing-cycles>
    <meta:generator>LibreOffice/3.5$Linux_x86 LibreOffice_project/350m1$Build-2</meta:generator>
    <meta:document-statistic meta:object-count="154"/>
  </office:meta>
</office:document-meta>
</file>